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400000063B5C845093F9923CB.png" manifest:media-type="image/png"/>
  <manifest:file-entry manifest:full-path="Pictures/1000000100000504000001966894C44A878F2E9A.png" manifest:media-type="image/png"/>
  <manifest:file-entry manifest:full-path="Pictures/10000001000005040000019680D4CE4EEFB8B822.png" manifest:media-type="image/png"/>
  <manifest:file-entry manifest:full-path="Pictures/10000001000005040000027C9E9BFA4BC00C105D.png" manifest:media-type="image/png"/>
  <manifest:file-entry manifest:full-path="Pictures/100000010000046600000284E7729E5911E556BC.png" manifest:media-type="image/png"/>
  <manifest:file-entry manifest:full-path="Pictures/10000001000004FF0000028ACDBF8551691888E2.png" manifest:media-type="image/png"/>
  <manifest:file-entry manifest:full-path="Pictures/10000001000004660000028471620BA1918F2D79.png" manifest:media-type="image/png"/>
  <manifest:file-entry manifest:full-path="Pictures/100000010000046600000284EDB69D1F2FCF36E6.png" manifest:media-type="image/png"/>
  <manifest:file-entry manifest:full-path="Pictures/10000001000002DC000000AB18E1CA66C1CAEF33.png" manifest:media-type="image/png"/>
  <manifest:file-entry manifest:full-path="Pictures/100000010000046600000284985DA3B87597F50A.png" manifest:media-type="image/png"/>
  <manifest:file-entry manifest:full-path="Pictures/100000010000050400000260C0B0DC20BE765060.png" manifest:media-type="image/png"/>
  <manifest:file-entry manifest:full-path="Pictures/10000001000004660000028440D0A07ECEF0A2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37cm" svg:y="-0.067cm" svg:width="18.163cm" svg:height="10.388cm" draw:z-index="0"><draw:image xlink:href="Pictures/10000001000004660000028440D0A07ECEF0A2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cm" svg:y="0.138cm" svg:width="17cm" svg:height="9.723cm" draw:z-index="1"><draw:image xlink:href="Pictures/100000010000046600000284985DA3B87597F5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char" svg:x="0.476cm" svg:y="-0.09cm" svg:width="17cm" svg:height="9.723cm" draw:z-index="2"><draw:image xlink:href="Pictures/100000010000046600000284EDB69D1F2FCF36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0.529cm" svg:y="0.032cm" svg:width="17cm" svg:height="9.723cm" draw:z-index="3"><draw:image xlink:href="Pictures/10000001000004660000028471620BA1918F2D7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0.275cm" svg:y="0.46cm" svg:width="17cm" svg:height="9.723cm" draw:z-index="4"><draw:image xlink:href="Pictures/100000010000046600000284E7729E5911E556BC.png" xlink:type="simple" xlink:show="embed" xlink:actuate="onLoad" draw:mime-type="image/png"/></draw:frame></text:p>
      <text:p text:style-name="Standard"><draw:frame draw:style-name="fr2" draw:name="Image6" text:anchor-type="char" svg:x="0.82cm" svg:y="0.386cm" svg:width="17cm" svg:height="3.971cm" draw:z-index="5"><draw:image xlink:href="Pictures/10000001000002DC000000AB18E1CA66C1CAEF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7" text:anchor-type="char" svg:x="-0.873cm" svg:y="-0.302cm" svg:width="17cm" svg:height="8.64cm" draw:z-index="6"><draw:image xlink:href="Pictures/10000001000004FF0000028ACDBF8551691888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8" text:anchor-type="char" svg:x="0.212cm" svg:y="0.011cm" svg:width="17cm" svg:height="8.419cm" draw:z-index="7"><draw:image xlink:href="Pictures/10000001000005040000027C9E9BFA4BC00C10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3" draw:name="Image9" text:anchor-type="char" svg:width="17cm" svg:height="8.049cm" draw:z-index="8"><draw:image xlink:href="Pictures/100000010000050400000260C0B0DC20BE765060.png" xlink:type="simple" xlink:show="embed" xlink:actuate="onLoad" draw:mime-type="image/png"/></draw:frame><text:soft-page-break/></text:p>
      <text:p text:style-name="Standard"><draw:frame draw:style-name="fr2" draw:name="Image10" text:anchor-type="char" svg:x="-0.265cm" svg:y="0.333cm" svg:width="17cm" svg:height="5.375cm" draw:z-index="9"><draw:image xlink:href="Pictures/10000001000005040000019680D4CE4EEFB8B822.png" xlink:type="simple" xlink:show="embed" xlink:actuate="onLoad" draw:mime-type="image/png"/></draw:frame></text:p>
      <text:p text:style-name="Standard"/>
      <text:p text:style-name="Standard"><draw:frame draw:style-name="fr1" draw:name="Image11" text:anchor-type="char" svg:width="17cm" svg:height="5.375cm" draw:z-index="10"><draw:image xlink:href="Pictures/1000000100000504000001966894C44A878F2E9A.png" xlink:type="simple" xlink:show="embed" xlink:actuate="onLoad" draw:mime-type="image/png"/></draw:frame></text:p>
      <text:p text:style-name="Standard"/>
      <text:p text:style-name="Standard"><draw:frame draw:style-name="fr1" draw:name="Image12" text:anchor-type="char" svg:width="17cm" svg:height="1.311cm" draw:z-index="11"><draw:image xlink:href="Pictures/100000010000050400000063B5C845093F9923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7:49:25.192973841</meta:creation-date>
    <dc:date>2024-03-05T18:04:55.021812436</dc:date>
    <meta:editing-duration>PT5M10S</meta:editing-duration>
    <meta:editing-cycles>1</meta:editing-cycles>
    <meta:document-statistic meta:table-count="0" meta:image-count="12" meta:object-count="0" meta:page-count="5" meta:paragraph-count="0" meta:word-count="0" meta:character-count="0" meta:non-whitespace-character-count="0"/>
    <meta:generator>LibreOffice/7.3.7.2$Linux_X86_64 LibreOffice_project/30$Build-2</meta:generator>
  </office:meta>
</office:document-meta>
</file>